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59cm"/>
    </style:style>
    <style:style style:name="co2" style:family="table-column">
      <style:table-column-properties fo:break-before="auto" style:column-width="2.03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5" number:automatic-order="true">
      <number:day/>
      <number:text>. </number:text>
      <number:month number:textual="true"/>
      <number:text> </number:text>
      <number:year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75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roject Code Check</text:p>
          </table:table-cell>
          <table:covered-table-cell/>
        </table:table-row>
        <table:table-row table:style-name="ro1">
          <table:table-cell table:style-name="Default" office:value-type="string" calcext:value-type="string">
            <text:p>Dato</text:p>
          </table:table-cell>
          <table:table-cell office:value-type="string" calcext:value-type="string">
            <text:p>Timer</text:p>
          </table:table-cell>
        </table:table-row>
        <table:table-row table:style-name="ro1">
          <table:table-cell office:value-type="date" office:date-value="2016-02-19" calcext:value-type="date">
            <text:p>19. feb 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2-23" calcext:value-type="date">
            <text:p>23. feb 20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6-03-02" calcext:value-type="date">
            <text:p>2. mar 20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6-03-05" calcext:value-type="date">
            <text:p>5. mar 20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6-03-06" calcext:value-type="date">
            <text:p>6. mar 20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6-03-07" calcext:value-type="date">
            <text:p>7. mar 20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6-04-12" calcext:value-type="date">
            <text:p>12. apr 20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6-05-08" calcext:value-type="date">
            <text:p>8. maj 2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6-05-10" calcext:value-type="date">
            <text:p>10. maj 20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6-05-11" calcext:value-type="date">
            <text:p>11. maj 20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6-05-12" calcext:value-type="date">
            <text:p>12. maj 20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6-05-14" calcext:value-type="date">
            <text:p>14. maj 20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6-05-24" calcext:value-type="date">
            <text:p>24. maj 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5-31" calcext:value-type="date">
            <text:p>31. maj 20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6-06-01" calcext:value-type="date">
            <text:p>1. jun 20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. jun 20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6-06-03" calcext:value-type="date">
            <text:p>3. jun 20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6-06-06" calcext:value-type="date">
            <text:p>6. jun 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6-06-07" calcext:value-type="date">
            <text:p>7. jun 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6-06-08" calcext:value-type="date">
            <text:p>8. jun 20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6-06-09" calcext:value-type="date">
            <text:p>9. jun 20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8. jun 2016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number-rows-repeated="12">
          <table:table-cell table:number-columns-repeated="2"/>
        </table:table-row>
        <table:table-row table:style-name="ro1">
          <table:table-cell office:value-type="string" calcext:value-type="string">
            <text:p>Andet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I alt:</text:p>
          </table:table-cell>
          <table:table-cell table:formula="of:=SUM([.B3:.B37])" office:value-type="float" office:value="158" calcext:value-type="float">
            <text:p>158</text:p>
          </table:table-cell>
        </table:table-row>
        <table:table-row table:style-name="ro1" table:number-rows-repeated="13">
          <table:table-cell table:number-columns-repeated="2"/>
        </table:table-row>
        <table:table-row table:style-name="ro1">
          <table:table-cell table:style-name="ce3"/>
          <table:table-cell/>
        </table:table-row>
        <table:table-row table:style-name="ro1"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a" fo:country="DK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8">00-00-0000</text:date>, <text:time style:data-style-name="N2" text:time-value="13:11:30.76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2T20:14:35.650000000</meta:creation-date>
    <dc:date>2016-06-18T13:14:25.773000000</dc:date>
    <meta:editing-duration>PT19H38M12S</meta:editing-duration>
    <meta:editing-cycles>11</meta:editing-cycles>
    <meta:generator>LibreOffice/4.3.0.4$Windows_x86 LibreOffice_project/62ad5818884a2fc2e5780dd45466868d41009ec0</meta:generator>
    <meta:document-statistic meta:table-count="1" meta:cell-count="51" meta:object-count="0"/>
  </office:meta>
</office:document-meta>
</file>